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officeooo:rsid="001714d5"/>
    </style:style>
    <style:style style:name="T2" style:family="text">
      <style:text-properties officeooo:rsid="0017ca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text:soft-page-break/>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text:soft-page-break/></text:p>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text:soft-page-break/>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text:soft-page-break/>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text:soft-page-break/>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text:soft-page-break/>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text:soft-page-break/></text:p>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text:soft-page-break/>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text:soft-page-break/>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text:soft-page-break/>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text:soft-page-break/>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text:soft-page-break/>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text:soft-page-break/>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text:soft-page-break/>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text:soft-page-break/>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text:soft-page-break/>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text:soft-page-break/>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text:soft-page-break/>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text:soft-page-break/>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text:soft-page-break/>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text:soft-page-break/>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text:soft-page-break/>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text:soft-page-break/>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text:soft-page-break/>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text:soft-page-break/>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ext:soft-page-break/>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text:soft-page-break/>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text:soft-page-break/>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text:soft-page-break/>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text:soft-page-break/>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text:soft-page-break/>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text:soft-page-break/>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text:soft-page-break/>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text:soft-page-break/>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text:soft-page-break/></text:p>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text:soft-page-break/>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text:soft-page-break/>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text:soft-page-break/>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text:soft-page-break/>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ext:soft-page-break/>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text:soft-page-break/>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text:soft-page-break/>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text:soft-page-break/>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text:soft-page-break/>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text:soft-page-break/>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text:soft-page-break/>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text:soft-page-break/>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text:soft-page-break/>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rainbow splash of big half meter diameter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text:soft-page-break/>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Wolf Cola: A Public Relations Nightmare (mosquitoes from Mesquite High STD School are bigger terrorists than Bo Co Haram's men in black)</text:p>
      <text:p text:style-name="Standard"><text:soft-page-break/><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text:soft-page-break/>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As You're Falling Down - Escape the Fate</text:p>
      <text:p text:style-name="Standard">Your World on Fire - In Fear and Faith</text:p>
      <text:p text:style-name="Standard">Second Chances - LoveHateHero</text:p>
      <text:p text:style-name="Standard">After the Burial - My Frailty</text:p>
      <text:p text:style-name="Standard">Bleeding Mascara - Atreyu</text:p>
      <text:p text:style-name="Standard">Trigger - In Flames</text:p>
      <text:p text:style-name="Standard">Natural Born Chaos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text:p>
      <text:p text:style-name="Standard">Ignition - Trivium</text:p>
      <text:p text:style-name="Standard">Try to Be Me - Tribal Ink</text:p>
      <text:p text:style-name="Standard">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Santa's Pissed - Motionless in White (5 severed ADHD med isomers - d/l methamp, solo d-amp, d/l methylphenidate)</text:p>
      <text:p text:style-name="Standard">11:13 p.m. - I've been hacking acidic stuff up from my stomach pretty recently when watching Always Sunny and South Park or when I vape. <text:s/>I've also had some strange shitting and eating habits to <text:soft-page-break/>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frequently affect me:</text:p>
      <text:p text:style-name="Standard">The blue air wires (cholinergic? <text:s/>they weren't blue when I was a kid. <text:s/>they were rainbow, and sometimes they still are. <text:s/>air illusions are much rarer. <text:s/>I feel extreme wonder when seeing this.)</text:p>
      <text:p text:style-name="Standard">The solid red ground paintings (a fondness for the thought of defeating an enemy)</text:p>
      <text:p text:style-name="Standard">The solid red wall paintings (separate? <text:s/>I don't recall emotional content or logical thought)</text:p>
      <text:p text:style-name="Standard">The PCP2 numbing hallucinations (rainbow mind's eye wires, happiness, laughter)</text:p>
      <text:p text:style-name="Standard"><text:soft-page-break/>The NMDA numbing hallucinations (that white light?)</text:p>
      <text:p text:style-name="Standard">The solid yellow spots with rainbow traces when I woke up a few weeks ago</text:p>
      <text:p text:style-name="Standard">My broken DAT system and likely broken NET system</text:p>
      <text:p text:style-name="Standard">The changes in my body as the government sponsored torture system here at ESA progresses: my heels and the acidic throw up</text:p>
      <text:p text:style-name="Standard">The details of the adrenal system </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text:soft-page-break/>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text:soft-page-break/>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1-12-26T14:36:17.635000000</dc:date>
    <meta:editing-duration>PT7M21S</meta:editing-duration>
    <meta:editing-cycles>20</meta:editing-cycles>
    <meta:generator>LibreOffice/7.2.1.2$Windows_X86_64 LibreOffice_project/87b77fad49947c1441b67c559c339af8f3517e22</meta:generator>
    <meta:document-statistic meta:table-count="0" meta:image-count="0" meta:object-count="0" meta:page-count="178" meta:paragraph-count="2285" meta:word-count="114549" meta:character-count="632509" meta:non-whitespace-character-count="511991"/>
  </office:meta>
</office:document-meta>
</file>